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807in"/>
    </style:style>
    <style:style style:name="co2" style:family="table-column">
      <style:table-column-properties fo:break-before="auto" style:column-width="0.9898in"/>
    </style:style>
    <style:style style:name="co3" style:family="table-column">
      <style:table-column-properties fo:break-before="auto" style:column-width="1.6in"/>
    </style:style>
    <style:style style:name="co4" style:family="table-column">
      <style:table-column-properties fo:break-before="auto" style:column-width="4in"/>
    </style:style>
    <style:style style:name="co5" style:family="table-column">
      <style:table-column-properties fo:break-before="auto" style:column-width="5.2571in"/>
    </style:style>
    <style:style style:name="co6" style:family="table-column">
      <style:table-column-properties fo:break-before="auto" style:column-width="3.3409in"/>
    </style:style>
    <style:style style:name="co7" style:family="table-column">
      <style:table-column-properties fo:break-before="auto" style:column-width="0.5071in"/>
    </style:style>
    <style:style style:name="co8" style:family="table-column">
      <style:table-column-properties fo:break-before="auto" style:column-width="0.4854in"/>
    </style:style>
    <style:style style:name="co9" style:family="table-column">
      <style:table-column-properties fo:break-before="auto" style:column-width="2.3945in"/>
    </style:style>
    <style:style style:name="co10" style:family="table-column">
      <style:table-column-properties fo:break-before="auto" style:column-width="2.4299in"/>
    </style:style>
    <style:style style:name="co11" style:family="table-column">
      <style:table-column-properties fo:break-before="auto" style:column-width="0.8925in"/>
    </style:style>
    <style:style style:name="ro1" style:family="table-row">
      <style:table-row-properties style:row-height="0.1626in" fo:break-before="auto" style:use-optimal-row-height="true"/>
    </style:style>
    <style:style style:name="ro2" style:family="table-row">
      <style:table-row-properties style:row-height="0.9256in" fo:break-before="auto" style:use-optimal-row-height="true"/>
    </style:style>
    <style:style style:name="ro3" style:family="table-row">
      <style:table-row-properties style:row-height="1.2283in" fo:break-before="auto" style:use-optimal-row-height="true"/>
    </style:style>
    <style:style style:name="ro4" style:family="table-row">
      <style:table-row-properties style:row-height="0.4717in" fo:break-before="auto" style:use-optimal-row-height="true"/>
    </style:style>
    <style:style style:name="ro5" style:family="table-row">
      <style:table-row-properties style:row-height="0.6228in" fo:break-before="auto" style:use-optimal-row-height="true"/>
    </style:style>
    <style:style style:name="ro6" style:family="table-row">
      <style:table-row-properties style:row-height="0.7744in" fo:break-before="auto" style:use-optimal-row-height="true"/>
    </style:style>
    <style:style style:name="ro7" style:family="table-row">
      <style:table-row-properties style:row-height="0.4945in" fo:break-before="auto" style:use-optimal-row-height="true"/>
    </style:style>
    <style:style style:name="ro8" style:family="table-row">
      <style:table-row-properties style:row-height="0.652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fo:wrap-option="wrap" style:vertical-align="middle"/>
      <style:paragraph-properties fo:text-align="start" fo:margin-left="0in"/>
    </style:style>
    <style:style style:name="ce4" style:family="table-cell" style:parent-style-name="Default" style:data-style-name="N100">
      <style:table-cell-properties style:text-align-source="fix" style:repeat-content="false" fo:wrap-option="wrap" style:vertical-align="middle"/>
      <style:paragraph-properties fo:text-align="start" fo:margin-left="0in"/>
    </style:style>
    <style:style style:name="ce5" style:family="table-cell" style:parent-style-name="Default">
      <style:table-cell-properties style:vertical-align="middle"/>
    </style:style>
    <style:style style:name="ce6" style:family="table-cell" style:parent-style-name="Default">
      <style:table-cell-properties fo:wrap-option="wrap" style:vertical-align="middle"/>
    </style:style>
  </office:automatic-styles>
  <office:body>
    <office:spreadsheet>
      <table:calculation-settings table:automatic-find-labels="false"/>
      <table:table table:name="PPO_non-reproductive_stages"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5"/>
        <table:table-column table:style-name="co6" table:default-cell-style-name="ce6"/>
        <table:table-column table:style-name="co7" table:default-cell-style-name="ce5"/>
        <table:table-column table:style-name="co8" table:default-cell-style-name="ce5"/>
        <table:table-column table:style-name="co9" table:default-cell-style-name="ce6"/>
        <table:table-column table:style-name="co10" table:default-cell-style-name="ce6"/>
        <table:table-row table:style-name="ro1">
          <table:table-cell table:style-name="ce1" office:value-type="string">
            <text:p>Type</text:p>
          </table:table-cell>
          <table:table-cell table:style-name="ce1" office:value-type="string">
            <text:p>ID</text:p>
          </table:table-cell>
          <table:table-cell table:style-name="ce1" office:value-type="string">
            <text:p>Label</text:p>
          </table:table-cell>
          <table:table-cell table:style-name="ce1" office:value-type="string">
            <text:p>Parent</text:p>
          </table:table-cell>
          <table:table-cell table:style-name="ce1" office:value-type="string">
            <text:p>Text definition</text:p>
          </table:table-cell>
          <table:table-cell table:style-name="ce1" office:value-type="string">
            <text:p>Subclass of</text:p>
          </table:table-cell>
          <table:table-cell table:style-name="ce1" office:value-type="string">
            <text:p>Comments</text:p>
          </table:table-cell>
          <table:table-cell table:style-name="ce1" office:value-type="string">
            <text:p>Ignore</text:p>
          </table:table-cell>
          <table:table-cell table:style-name="ce1" office:value-type="string">
            <text:p>Notes</text:p>
          </table:table-cell>
          <table:table-cell table:style-name="ce1" office:value-type="string">
            <text:p>Plant type</text:p>
          </table:table-cell>
          <table:table-cell table:style-name="ce1" office:value-type="string">
            <text:p>Traits</text:p>
          </table:table-cell>
        </table:table-row>
        <table:table-row table:style-name="ro2">
          <table:table-cell office:value-type="string">
            <text:p>Class</text:p>
          </table:table-cell>
          <table:table-cell office:value-type="string">
            <text:p>PPO:0000001</text:p>
          </table:table-cell>
          <table:table-cell office:value-type="string">
            <text:p>plant phenological stage</text:p>
          </table:table-cell>
          <table:table-cell office:value-type="string">
            <text:p>BFO:'spatiotemporal region'</text:p>
          </table:table-cell>
          <table:table-cell office:value-type="string">
            <text:p>A {spatiotemporal region} that encompasses some part of the life of a {whole plant} and is part of a {plant growth cycle}.</text:p>
          </table:table-cell>
          <table:table-cell office:value-type="string">
            <text:p>'spatiotemporal region' THAT 'has participant' SOME (</text:p>
            <text:p>'whole plant' THAT 'participates in' SOME 'plant growth cycle'</text:p>
            <text:p>)</text:p>
          </table:table-cell>
          <table:table-cell office:value-type="string">
            <text:p>Phenological stages apply to either whole plants or populations of whole plants. <text:s/>PPO phenological stages should not be used to describe the phenology of plant parts. <text:s/>To describe the phenology of a plant part, PO plant structure development stages should be used.</text:p>
          </table:table-cell>
          <table:table-cell table:number-columns-repeated="2"/>
          <table:table-cell office:value-type="string">
            <text:p>all plants?</text:p>
          </table:table-cell>
          <table:table-cell/>
        </table:table-row>
        <table:table-row table:style-name="ro3">
          <table:table-cell office:value-type="string">
            <text:p>Class</text:p>
          </table:table-cell>
          <table:table-cell office:value-type="string">
            <text:p>PPO:0000002</text:p>
          </table:table-cell>
          <table:table-cell office:value-type="string">
            <text:p>initial growth phenological stage</text:p>
          </table:table-cell>
          <table:table-cell office:value-type="string">
            <text:p>'plant phenological stage'</text:p>
          </table:table-cell>
          <table:table-cell office:value-type="string">
            <text:p>A {plant phenological stage} in which some participant plant is in a {plant growth cycle} and has at least one {vegetative shoot system} that has not yet produced a {true leaf}.</text:p>
          </table:table-cell>
          <table:table-cell office:value-type="string">
            <text:p>'plant phenological stage' THAT 'has participant' SOME (</text:p>
            <text:p>'whole plant' THAT (</text:p>
            <text:p>'participates in' SOME 'plant growth cycle' AND</text:p>
            <text:p>'has part' SOME (</text:p>
            <text:p>'vegetative shoot system' THAT NOT ('has part' SOME 'true leaf')</text:p>
            <text:p>)</text:p>
            <text:p>)</text:p>
            <text:p>)</text:p>
          </table:table-cell>
          <table:table-cell table:number-columns-repeated="3"/>
          <table:table-cell office:value-type="string">
            <text:p>all vascular plants</text:p>
          </table:table-cell>
          <table:table-cell/>
        </table:table-row>
        <table:table-row table:style-name="ro4">
          <table:table-cell office:value-type="string">
            <text:p>Class</text:p>
          </table:table-cell>
          <table:table-cell office:value-type="string">
            <text:p>PPO:0000003</text:p>
          </table:table-cell>
          <table:table-cell office:value-type="string">
            <text:p>initial growth during first growth cycle phenological stage</text:p>
          </table:table-cell>
          <table:table-cell office:value-type="string">
            <text:p>'initial growth phenological stage'</text:p>
          </table:table-cell>
          <table:table-cell office:value-type="string">
            <text:p>An {initial growth phenological stage} in which some participant plant is in its {initial growth cycle}.</text:p>
          </table:table-cell>
          <table:table-cell office:value-type="string">
            <text:p>'initial growth phenological stage' THAT 'has participant' SOME (</text:p>
            <text:p>'whole plant' THAT 'participates in' SOME 'initial growth cycle'</text:p>
            <text:p>)</text:p>
          </table:table-cell>
          <table:table-cell table:number-columns-repeated="3"/>
          <table:table-cell office:value-type="string">
            <text:p>all vascular plants</text:p>
          </table:table-cell>
          <table:table-cell/>
        </table:table-row>
        <table:table-row table:style-name="ro5">
          <table:table-cell office:value-type="string">
            <text:p>Class</text:p>
          </table:table-cell>
          <table:table-cell office:value-type="string">
            <text:p>PPO:0000004</text:p>
          </table:table-cell>
          <table:table-cell office:value-type="string">
            <text:p>emergence during first growth cycle phenological stage</text:p>
          </table:table-cell>
          <table:table-cell office:value-type="string">
            <text:p>'initial growth during first growth cycle phenological stage'</text:p>
          </table:table-cell>
          <table:table-cell office:value-type="string">
            <text:p>An {initial growth during first growth cycle phenological stage} in which some participant plant has completed the {seed germination stage} but the plant has not yet produced a {true leaf}.</text:p>
          </table:table-cell>
          <table:table-cell table:style-name="ce3" office:value-type="string">
            <text:p>'initial growth during first growth cycle phenological stage'</text:p>
          </table:table-cell>
          <table:table-cell table:number-columns-repeated="3"/>
          <table:table-cell office:value-type="string">
            <text:p>all vascular plants</text:p>
          </table:table-cell>
          <table:table-cell/>
        </table:table-row>
        <table:table-row table:style-name="ro4">
          <table:table-cell office:value-type="string">
            <text:p>Class</text:p>
          </table:table-cell>
          <table:table-cell office:value-type="string">
            <text:p>PPO:0000005</text:p>
          </table:table-cell>
          <table:table-cell office:value-type="string">
            <text:p>initial growth during later growth cycle phenological stage</text:p>
          </table:table-cell>
          <table:table-cell office:value-type="string">
            <text:p>'initial growth phenological stage'</text:p>
          </table:table-cell>
          <table:table-cell office:value-type="string">
            <text:p>An {initial growth phenological stage} in which some participant plant is in a {later growth cycle}.</text:p>
          </table:table-cell>
          <table:table-cell office:value-type="string">
            <text:p>'initial growth phenological stage' THAT 'has participant' SOME (</text:p>
            <text:p>'whole plant' THAT 'participates in' SOME 'later growth cycle'</text:p>
            <text:p>)</text:p>
          </table:table-cell>
          <table:table-cell table:number-columns-repeated="3"/>
          <table:table-cell office:value-type="string">
            <text:p>all vascular plants with later growth cycles</text:p>
          </table:table-cell>
          <table:table-cell/>
        </table:table-row>
        <table:table-row table:style-name="ro2">
          <table:table-cell office:value-type="string">
            <text:p>Class</text:p>
          </table:table-cell>
          <table:table-cell office:value-type="string">
            <text:p>PPO:0000006</text:p>
          </table:table-cell>
          <table:table-cell office:value-type="string">
            <text:p>emergence during later growth cycle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is an herbaceous perennial plant, all living plant structures produced during earlier growth cycles are below ground, and a plant structure that started growth during the current growth cycle is visible above the ground but has not yet produced a {true leaf}.</text:p>
          </table:table-cell>
          <table:table-cell table:style-name="ce3" office:value-type="string">
            <text:p>'initial growth during later growth cycle phenological stage'</text:p>
          </table:table-cell>
          <table:table-cell office:value-type="string">
            <text:p>This stage applies only to herbaceous perennials that die back above ground between growth cycles and resprout from below ground meristems or buds.</text:p>
          </table:table-cell>
          <table:table-cell table:number-columns-repeated="2"/>
          <table:table-cell office:value-type="string">
            <text:p>herbaceous perennials</text:p>
          </table:table-cell>
          <table:table-cell/>
        </table:table-row>
        <table:table-row table:style-name="ro6">
          <table:table-cell office:value-type="string">
            <text:p>Class</text:p>
          </table:table-cell>
          <table:table-cell office:value-type="string">
            <text:p>PPO:0000007</text:p>
          </table:table-cell>
          <table:table-cell office:value-type="string">
            <text:p>new above-ground shoot-borne shoot system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has new shoot systems that did not originate from buds visible on an existing above-ground {shoot system}.</text:p>
          </table:table-cell>
          <table:table-cell table:style-name="ce6" office:value-type="string">
            <text:p>'initial growth during later growth cycle phenological stage' THAT 'has participant' SOME (</text:p>
            <text:p>'whole plant' THAT 'has quality' SOME 'new above-ground shoot-borne shoot systems present'</text:p>
            <text:p>)</text:p>
          </table:table-cell>
          <table:table-cell office:value-type="string">
            <text:p>This stage follows a dormant stage and occurs only to plants that break dormancy from meristems that are not parts of buds.</text:p>
          </table:table-cell>
          <table:table-cell table:number-columns-repeated="2"/>
          <table:table-cell office:value-type="string">
            <text:p>?</text:p>
          </table:table-cell>
          <table:table-cell/>
        </table:table-row>
        <table:table-row table:style-name="ro6">
          <table:table-cell office:value-type="string">
            <text:p>Class</text:p>
          </table:table-cell>
          <table:table-cell office:value-type="string">
            <text:p>PPO:0000008</text:p>
          </table:table-cell>
          <table:table-cell office:value-type="string">
            <text:p>regreening of existing stems or vascular leaves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is regreening.</text:p>
          </table:table-cell>
          <table:table-cell office:value-type="string">
            <text:p>'initial growth during later growth cycle phenological stage' THAT 'has participant' SOME (</text:p>
            <text:p>'whole plant' THAT 'has part' SOME (</text:p>
            <text:p>'shoot system' THAT 'participates in' SOME 'plant regreening process'</text:p>
            <text:p>)</text:p>
            <text:p>)</text:p>
          </table:table-cell>
          <table:table-cell table:number-columns-repeated="3"/>
          <table:table-cell office:value-type="string">
            <text:p>?</text:p>
          </table:table-cell>
          <table:table-cell/>
        </table:table-row>
        <table:table-row table:style-name="ro6">
          <table:table-cell office:value-type="string">
            <text:p>Class</text:p>
          </table:table-cell>
          <table:table-cell office:value-type="string">
            <text:p>PPO:0000009</text:p>
          </table:table-cell>
          <table:table-cell office:value-type="string">
            <text:p>bud burst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is a woody plant that has at least one {vegetative bud} in the {bud burst stage}.</text:p>
          </table:table-cell>
          <table:table-cell office:value-type="string">
            <text:p>'initial growth during later growth cycle phenological stage' THAT 'has participant' SOME (</text:p>
            <text:p>'woody plant' THAT 'has quality' SOME 'breaking buds present'</text:p>
            <text:p>)</text:p>
          </table:table-cell>
          <table:table-cell office:value-type="string">
            <text:p>This stage follows a dormant stage and occurs only in plants that break dormancy from buds. For USA-NPN data, the bud burst phenological stage ends when the first {true leaf} to emerge from the bud is unfolded.</text:p>
          </table:table-cell>
          <table:table-cell table:number-columns-repeated="2"/>
          <table:table-cell office:value-type="string">
            <text:p>(deciduous?) woody plants</text:p>
          </table:table-cell>
          <table:table-cell office:value-type="string">
            <text:p>% buds bursting, no. of buds bursting</text:p>
          </table:table-cell>
        </table:table-row>
        <table:table-row table:style-name="ro4">
          <table:table-cell office:value-type="string">
            <text:p>Class</text:p>
          </table:table-cell>
          <table:table-cell office:value-type="string">
            <text:p>PPO:0000010</text:p>
          </table:table-cell>
          <table:table-cell office:value-type="string">
            <text:p>vascular leaf phenological stage</text:p>
          </table:table-cell>
          <table:table-cell office:value-type="string">
            <text:p>'plant phenological stage'</text:p>
          </table:table-cell>
          <table:table-cell office:value-type="string">
            <text:p>A {plant phenological stage} in which some participant plant has at least one {true leaf}.</text:p>
          </table:table-cell>
          <table:table-cell office:value-type="string">
            <text:p>'plant phenological stage' THAT 'has participant' SOME (</text:p>
            <text:p>'whole plant' THAT 'has quality' SOME 'vascular leaves present'</text:p>
            <text:p>)</text:p>
          </table:table-cell>
          <table:table-cell table:number-columns-repeated="3"/>
          <table:table-cell office:value-type="string">
            <text:p>all vascular plants</text:p>
          </table:table-cell>
          <table:table-cell/>
        </table:table-row>
        <table:table-row table:style-name="ro7">
          <table:table-cell office:value-type="string">
            <text:p>Class</text:p>
          </table:table-cell>
          <table:table-cell office:value-type="string">
            <text:p>PPO:0000015</text:p>
          </table:table-cell>
          <table:table-cell office:value-type="string">
            <text:p>non-senescing leaf phenological stage</text:p>
          </table:table-cell>
          <table:table-cell office:value-type="string">
            <text:p>'vascular leaf phenological stage'</text:p>
          </table:table-cell>
          <table:table-cell office:value-type="string">
            <text:p>A {vascular leaf phenological stage} in which some participant plant has at least one {vascular leaf} in the {vascular leaf expansion stage} or {vascular leaf post-expansion stage}.</text:p>
          </table:table-cell>
          <table:table-cell office:value-type="string">
            <text:p>'vascular leaf phenological stage' THAT 'has participant' SOME (</text:p>
            <text:p>'whole plant' THAT 'has quality' SOME ('expanding leaves present' OR 'mature leaves present')</text:p>
            <text:p>)</text:p>
          </table:table-cell>
          <table:table-cell office:value-type="string">
            <text:p>This stage does not include leaves that are in the {vascular leaf initiation stage} or {vascular leaf differentiation stage}.</text:p>
          </table:table-cell>
          <table:table-cell table:number-columns-repeated="2"/>
          <table:table-cell office:value-type="string">
            <text:p>all vascular plants</text:p>
          </table:table-cell>
          <table:table-cell office:value-type="string">
            <text:p>no. expanding or mature leaves, % expanding or mature leaves</text:p>
          </table:table-cell>
        </table:table-row>
        <table:table-row table:style-name="ro7">
          <table:table-cell office:value-type="string">
            <text:p>Class</text:p>
          </table:table-cell>
          <table:table-cell office:value-type="string">
            <text:p>PPO:0000011</text:p>
          </table:table-cell>
          <table:table-cell office:value-type="string">
            <text:p>expanding leaf phenological stage</text:p>
          </table:table-cell>
          <table:table-cell table:style-name="ce4" office:value-type="string">
            <text:p>'non-senescing leaf phenological stage'</text:p>
          </table:table-cell>
          <table:table-cell office:value-type="string">
            <text:p>A {non-senescing leaf phenological stage} in which some participant plant has at least one {vascular leaf} in the {vascular leaf expansion stage}.</text:p>
          </table:table-cell>
          <table:table-cell office:value-type="string">
            <text:p>'non-senescing leaf phenological stage' THAT 'has participant' SOME (</text:p>
            <text:p>'whole plant' THAT 'has quality' SOME 'expanding leaves present'</text:p>
            <text:p>)</text:p>
          </table:table-cell>
          <table:table-cell table:number-columns-repeated="3"/>
          <table:table-cell office:value-type="string">
            <text:p>all vascular plants</text:p>
          </table:table-cell>
          <table:table-cell office:value-type="string">
            <text:p>no. expanding leaves, % expanding leaves</text:p>
          </table:table-cell>
        </table:table-row>
        <table:table-row table:style-name="ro8">
          <table:table-cell office:value-type="string">
            <text:p>Class</text:p>
          </table:table-cell>
          <table:table-cell office:value-type="string">
            <text:p>PPO:0000016</text:p>
          </table:table-cell>
          <table:table-cell office:value-type="string">
            <text:p>young leaf phenological stage</text:p>
          </table:table-cell>
          <table:table-cell table:style-name="ce4" office:value-type="string">
            <text:p>'non-senescing leaf phenological stage'</text:p>
          </table:table-cell>
          <table:table-cell office:value-type="string">
            <text:p>A {non-senescing leaf phenological stage} in which some participant plant has at least one {vascular leaf} in the {vascular leaf expansion stage} or {vascular leaf expanded not mature stage}.</text:p>
          </table:table-cell>
          <table:table-cell office:value-type="string">
            <text:p>'non-senescing leaf phenological stage' THAT 'has participant' SOME (</text:p>
            <text:p>'whole plant' THAT 'has quality' SOME 'young leaves present' </text:p>
            <text:p>)</text:p>
          </table:table-cell>
          <table:table-cell table:number-columns-repeated="3"/>
          <table:table-cell office:value-type="string">
            <text:p>all vascular plants</text:p>
          </table:table-cell>
          <table:table-cell office:value-type="string">
            <text:p>no. young leaves, % young leaves</text:p>
          </table:table-cell>
        </table:table-row>
        <table:table-row table:style-name="ro7">
          <table:table-cell office:value-type="string">
            <text:p>Class</text:p>
          </table:table-cell>
          <table:table-cell office:value-type="string">
            <text:p>PPO:0000017</text:p>
          </table:table-cell>
          <table:table-cell office:value-type="string">
            <text:p>unfolded leaf phenological stage</text:p>
          </table:table-cell>
          <table:table-cell table:style-name="ce4" office:value-type="string">
            <text:p>'non-senescing leaf phenological stage'</text:p>
          </table:table-cell>
          <table:table-cell office:value-type="string">
            <text:p>A {non-senescing leaf phenological stage} in which some participant plant has at least one {vascular leaf} in the {vascular leaf mature stage}.</text:p>
          </table:table-cell>
          <table:table-cell office:value-type="string">
            <text:p>'non-senescing leaf phenological stage' THAT 'has participant' SOME (</text:p>
            <text:p>'whole plant' THAT 'has quality' SOME 'unfolded leaves present'</text:p>
            <text:p>)</text:p>
          </table:table-cell>
          <table:table-cell table:number-columns-repeated="3"/>
          <table:table-cell office:value-type="string">
            <text:p>all vascular plants</text:p>
          </table:table-cell>
          <table:table-cell office:value-type="string">
            <text:p>no. of unfolded leaves, % unfolded leaves</text:p>
          </table:table-cell>
        </table:table-row>
        <table:table-row table:style-name="ro7">
          <table:table-cell office:value-type="string">
            <text:p>Class</text:p>
          </table:table-cell>
          <table:table-cell office:value-type="string">
            <text:p>PPO:0000012</text:p>
          </table:table-cell>
          <table:table-cell office:value-type="string">
            <text:p>mature leaf phenological stage</text:p>
          </table:table-cell>
          <table:table-cell table:style-name="ce4" office:value-type="string">
            <text:p>'non-senescing leaf phenological stage'</text:p>
          </table:table-cell>
          <table:table-cell office:value-type="string">
            <text:p>A {non-senescing leaf phenological stage} in which some participant plant has at least one {vascular leaf} in the {vascular leaf mature stage}.</text:p>
          </table:table-cell>
          <table:table-cell office:value-type="string">
            <text:p>'non-senescing leaf phenological stage' THAT 'has participant' SOME (</text:p>
            <text:p>'whole plant' THAT 'has quality' SOME 'mature leaves present'</text:p>
            <text:p>)</text:p>
          </table:table-cell>
          <table:table-cell table:number-columns-repeated="3"/>
          <table:table-cell office:value-type="string">
            <text:p>all vascular plants</text:p>
          </table:table-cell>
          <table:table-cell office:value-type="string">
            <text:p>no. of mature leaves, % mature leaves</text:p>
          </table:table-cell>
        </table:table-row>
        <table:table-row table:style-name="ro5">
          <table:table-cell office:value-type="string">
            <text:p>Class</text:p>
          </table:table-cell>
          <table:table-cell office:value-type="string">
            <text:p>PPO:0000013</text:p>
          </table:table-cell>
          <table:table-cell office:value-type="string">
            <text:p>senescing leaf phenological stage</text:p>
          </table:table-cell>
          <table:table-cell office:value-type="string">
            <text:p>'vascular leaf phenological stage'</text:p>
          </table:table-cell>
          <table:table-cell office:value-type="string">
            <text:p>A {vascular leaf phenological stage} in which some participant plant has at least one {vascular leaf} in the {vascular leaf senescent stage}.</text:p>
          </table:table-cell>
          <table:table-cell office:value-type="string">
            <text:p>'vascular leaf phenological stage' THAT 'has participant' SOME (</text:p>
            <text:p>'whole plant' THAT 'has quality' SOME 'senescing leaves present'</text:p>
            <text:p>)</text:p>
          </table:table-cell>
          <table:table-cell office:value-type="string">
            <text:p>Leaf color is often used as an indicator of the senescent leaf stage, but note that leaf coloration due to {photoprotection} is not an indicator of senescence.</text:p>
          </table:table-cell>
          <table:table-cell table:number-columns-repeated="2"/>
          <table:table-cell office:value-type="string">
            <text:p>all annual vascular plants and vascular plants with later growth cycles</text:p>
          </table:table-cell>
          <table:table-cell office:value-type="string">
            <text:p>no. of senesced leaves, % senesced leaves</text:p>
          </table:table-cell>
        </table:table-row>
        <table:table-row table:style-name="ro5">
          <table:table-cell office:value-type="string">
            <text:p>Class</text:p>
          </table:table-cell>
          <table:table-cell office:value-type="string">
            <text:p>PPO:0000014</text:p>
          </table:table-cell>
          <table:table-cell office:value-type="string">
            <text:p>falling leaf phenological stage</text:p>
          </table:table-cell>
          <table:table-cell office:value-type="string">
            <text:p>'plant phenological stage'</text:p>
          </table:table-cell>
          <table:table-cell office:value-type="string">
            <text:p>A {vascular leaf phenological stage} in which some participant plant has abscised at least one {vascular leaf} (i.e., when at least one leaf has undergone {leaf abscission}) but has not yet abscised all its leaves.</text:p>
          </table:table-cell>
          <table:table-cell office:value-type="string">
            <text:p>'plant phenological stage' THAT 'has participant' SOME (</text:p>
            <text:p>'whole plant' THAT 'has quality' SOME 'abscised leaves present'</text:p>
            <text:p>)</text:p>
          </table:table-cell>
          <table:table-cell table:style-name="ce5" office:value-type="string">
            <text:p>Some error may be associated with dates for this stage, because observers may not see the plant until just after all leaves have fallen, but they still score it as "falling leaves present".</text:p>
          </table:table-cell>
          <table:table-cell table:number-columns-repeated="2"/>
          <table:table-cell office:value-type="string">
            <text:p>deciduous vascular plants</text:p>
          </table:table-cell>
          <table:table-cell office:value-type="string">
            <text:p>no. of abscised leaves, % abscised leave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5">06/25/2017</text:date>, <text:time>12:34: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5T12:34:39</dc:date>
    <dc:creator>Ramona Walls</dc:creator>
    <meta:editing-duration>P4DT8M8S</meta:editing-duration>
    <meta:editing-cycles>37</meta:editing-cycles>
    <meta:generator>OpenOffice/4.1.3$Unix OpenOffice.org_project/413m1$Build-9783</meta:generator>
    <meta:document-statistic meta:table-count="1" meta:cell-count="145" meta:object-count="0"/>
  </office:meta>
</office:document-meta>
</file>